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 officeooo:paragraph-rsid="0003f707" style:font-size-asian="7pt" style:font-size-complex="7pt"/>
    </style:style>
    <style:style style:name="P2" style:family="paragraph" style:parent-style-name="Standard">
      <style:text-properties fo:font-size="7pt" officeooo:rsid="0003f707" officeooo:paragraph-rsid="0003f707" style:font-size-asian="7pt" style:font-size-complex="7pt"/>
    </style:style>
    <style:style style:name="P3" style:family="paragraph" style:parent-style-name="Standard">
      <style:text-properties fo:font-size="7pt" style:text-underline-style="solid" style:text-underline-width="auto" style:text-underline-color="font-color" officeooo:paragraph-rsid="0003f707" style:font-size-asian="7pt" style:font-size-complex="7pt"/>
    </style:style>
    <style:style style:name="P4" style:family="paragraph" style:parent-style-name="Standard">
      <style:text-properties fo:font-size="7pt" officeooo:paragraph-rsid="0003f707" style:font-size-asian="7pt" style:font-size-complex="7pt"/>
    </style:style>
    <style:style style:name="P5" style:family="paragraph" style:parent-style-name="Standard">
      <style:text-properties fo:font-size="7pt" officeooo:paragraph-rsid="000a0991" style:font-size-asian="7pt" style:font-size-complex="7pt"/>
    </style:style>
    <style:style style:name="T1" style:family="text">
      <style:text-properties officeooo:rsid="0003f707"/>
    </style:style>
    <style:style style:name="T2" style:family="text">
      <style:text-properties style:text-underline-style="solid" style:text-underline-width="auto" style:text-underline-color="font-color" officeooo:rsid="0003f707"/>
    </style:style>
    <style:style style:name="T3" style:family="text">
      <style:text-properties style:text-underline-style="solid" style:text-underline-width="auto" style:text-underline-color="font-color" officeooo:rsid="00075d11"/>
    </style:style>
    <style:style style:name="T4" style:family="text">
      <style:text-properties style:text-underline-style="solid" style:text-underline-width="auto" style:text-underline-color="font-color" officeooo:rsid="000a0991"/>
    </style:style>
    <style:style style:name="T5" style:family="text">
      <style:text-properties style:text-underline-style="none" officeooo:rsid="0003f707"/>
    </style:style>
    <style:style style:name="T6" style:family="text">
      <style:text-properties style:text-underline-style="none" fo:font-weight="normal" officeooo:rsid="0003f707" style:font-weight-asian="normal" style:font-weight-complex="normal"/>
    </style:style>
    <style:style style:name="T7" style:family="text">
      <style:text-properties style:text-underline-style="none" officeooo:rsid="0004d22c"/>
    </style:style>
    <style:style style:name="T8" style:family="text">
      <style:text-properties officeooo:rsid="0004d22c"/>
    </style:style>
    <style:style style:name="T9" style:family="text">
      <style:text-properties officeooo:rsid="00075d11"/>
    </style:style>
    <style:style style:name="T10" style:family="text">
      <style:text-properties officeooo:rsid="000a09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ccount (</text:span><text:span text:style-name="T2">username</text:span><text:span text:style-name="T1">,password,GENITORE,PERSONALE_ASILO,PSICO_PEDAGOGO,RESPONSABILE_QUESTIONARIO)</text:span></text:p>
      <text:p text:style-name="P2">assenza <text:s/>(BAMBINO,data)</text:p>
      <text:p text:style-name="P1"><text:span text:style-name="T1">attivita (</text:span><text:span text:style-name="T2">titolo</text:span><text:span text:style-name="T1">,descrizione,categoria,PROGRAMMA_EDUCATIVO_SETTIMANALE,REGISTRO)</text:span></text:p>
      <text:p text:style-name="P1"><text:span text:style-name="T1">bambino (nome,cognome,</text:span><text:span text:style-name="T2">codice_fiscale</text:span><text:span text:style-name="T1">,data_di_nascita,indirizzo,categoria_appartenenza,GENITORE,CLASSE)</text:span></text:p>
      <text:p text:style-name="P1"><text:span text:style-name="T1">bando (</text:span><text:span text:style-name="T2">id</text:span><text:span text:style-name="T1">,data_inizio,data_fine)</text:span></text:p>
      <text:p text:style-name="P2">campo_domanda_questionario (DOMANDA_QUESTIONARIO,tipo,descrizione,valore,RISPOSTA_QUESTIONARIO)</text:p>
      <text:p text:style-name="P1"><text:span text:style-name="T1">classe (</text:span><text:span text:style-name="T2">id</text:span><text:span text:style-name="T1">)</text:span></text:p>
      <text:p text:style-name="P2">compila (GENITORE, QUESTIONARIO)</text:p>
      <text:p text:style-name="P1"><text:span text:style-name="T1">domanda_iscrizione (data_presentazione, </text:span><text:span text:style-name="T2">id</text:span><text:span text:style-name="T1">, punteggio,posizione,GENITORE,BAMBINO,SERVIZIO)</text:span></text:p>
      <text:p text:style-name="P1"><text:span text:style-name="T1">domanda_questionario (</text:span><text:span text:style-name="T2">id</text:span><text:span text:style-name="T1">,descrizione,QUESTIONARIO)</text:span></text:p>
      <text:p text:style-name="P1"><text:span text:style-name="T1">educatore_didattico (nome,cognome,</text:span><text:span text:style-name="T2">codice_fiscale</text:span><text:span text:style-name="T1">,titolo_di_studi)</text:span></text:p>
      <text:p text:style-name="P1"><text:span text:style-name="T1">evento (</text:span><text:span text:style-name="T2">nome</text:span><text:span text:style-name="T1">,</text:span><text:span text:style-name="T2">data</text:span><text:span text:style-name="T1">,descrizione,PERSONALE_ASILO,PSICO_PEDAGOGO,EDUCATORE_DIDATTICO)</text:span></text:p>
      <text:p text:style-name="P1"><text:span text:style-name="T1">extra (importo,descrizione,</text:span><text:span text:style-name="T2">id</text:span><text:span text:style-name="T1">,data_inizio,data_fine)</text:span></text:p>
      <text:p text:style-name="P1"><text:span text:style-name="T1">fattura (</text:span><text:span text:style-name="T2">id</text:span><text:span text:style-name="T1">, descrizione,PERSONALE_ASILO)</text:span></text:p>
      <text:p text:style-name="P1"><text:span text:style-name="T1">feedback (</text:span><text:span text:style-name="T2">id</text:span><text:span text:style-name="T1">,descrizione,PERSONALE_ASILO)</text:span></text:p>
      <text:p text:style-name="P1"><text:span text:style-name="T1">genitore (nome,cognome,</text:span><text:span text:style-name="T2">codice_fiscale</text:span><text:span text:style-name="T1">,telefono,email,data_di_nascita,comune_di_nascita,indirizzo_residenza,tipo)</text:span></text:p>
      <text:p text:style-name="P2">insegna (EDUCATORE_DIDATTICO, CLASSE)</text:p>
      <text:p text:style-name="P1"><text:span text:style-name="T1">menu_mensa (categoria_bambino,tipologia,primo_piatto,secondo_piatto,contorno,frutta,data,</text:span><text:span text:style-name="T2">id</text:span><text:span text:style-name="T1">)</text:span></text:p>
      <text:p text:style-name="P1"><text:span text:style-name="T1">orario_utente (</text:span><text:span text:style-name="T2">id</text:span><text:span text:style-name="T1">,orario_inizio, orario_fine, descrizione)</text:span></text:p>
      <text:p text:style-name="P2">partecipa (EVENTO_NOME, EVENTO_DATA, CLASSE)</text:p>
      <text:p text:style-name="P1"><text:span text:style-name="T1">personale_asilo (nome,cognome,</text:span><text:span text:style-name="T2">codice_fiscale</text:span><text:span text:style-name="T1">,categoria_appartenenza,</text:span><text:span text:style-name="T8">email</text:span><text:span text:style-name="T1">)</text:span></text:p>
      <text:p text:style-name="P2">possiede (RETTA,EXTRA)</text:p>
      <text:p text:style-name="P1"><text:span text:style-name="T1">programma_educativo_settimanale (</text:span><text:span text:style-name="T2">id</text:span><text:span text:style-name="T1">,settimana,descrizione,obiettivi,PSICO_PEDAGOGO)</text:span></text:p>
      <text:p text:style-name="P1"><text:span text:style-name="T1">psico_pedagogo (nome,cognome,</text:span><text:span text:style-name="T2">codice_fiscale</text:span><text:span text:style-name="T1">,telefono,email,data_di_nascita,comune_di_nascita,indirizzo_residenza,titolo_di_studi,numero_classi)</text:span></text:p>
      <text:p text:style-name="P1"><text:span text:style-name="T1">questionario (</text:span><text:span text:style-name="T2">id</text:span><text:span text:style-name="T1">,flag_rinuncia,pathname,periodo_inizio,periodo_fine,nome,descrizione)</text:span></text:p>
      <text:p text:style-name="P2">registro (CLASSE, anno,EDUCATORE_DIDATTICO,<text:span text:style-name="T3">id</text:span>)</text:p>
      <text:p text:style-name="P1"><text:span text:style-name="T1">responsabile_questionario (nome,cognome,</text:span><text:span text:style-name="T2">codice_fiscale</text:span><text:span text:style-name="T5">,</text:span><text:span text:style-name="T7">email</text:span><text:span text:style-name="T1">)</text:span></text:p>
      <text:p text:style-name="P1"><text:span text:style-name="T1">retta (importo,</text:span><text:span text:style-name="T2">id</text:span><text:span text:style-name="T1">,GENITORE)</text:span></text:p>
      <text:p text:style-name="P1"><text:span text:style-name="T1">richiesta (</text:span><text:span text:style-name="T2">id</text:span><text:span text:style-name="T1">,tipo,menu_richiesto,orario_richiesto,allegato,GENITORE,SERVIZIO)</text:span></text:p>
      <text:p text:style-name="P1"><text:span text:style-name="T1">risposta_questionario (</text:span><text:span text:style-name="T2">id</text:span><text:span text:style-name="T1">,valore,QUESTIONARIO,GENITORE)</text:span></text:p>
      <text:p text:style-name="P2">servizio (<text:span text:style-name="T3">id</text:span><text:span text:style-name="T9">,</text:span>orario_inizio,orario_fine,piano_pasto,BAMBINO,ORARIO_UTENTE)</text:p>
      <text:p text:style-name="P1"><text:span text:style-name="T1">tirocinante (nome,cognome,</text:span><text:span text:style-name="T2">codice_fiscale</text:span><text:span text:style-name="T1">,telefono,email,data_di_nascita,comune_di_nascita,indirizzo residenza,titolo_di_studi,ore_totali,ore_lavoro,PERSONALE_ASILO)</text:span></text:p>
      <text:p text:style-name="P5"><text:span text:style-name="T10">notifica (</text:span><text:span text:style-name="T4">nome</text:span><text:span text:style-name="T10">, </text:span><text:span text:style-name="T4">data</text:span><text:span text:style-name="T10">, descrizione, tipologia)</text:span></text:p>
      <text:p text:style-name="P2"/>
      <text:p text:style-name="P2">Legenda:</text:p>
      <text:p text:style-name="P3"><text:span text:style-name="T1">chiave primaria</text:span><text:span text:style-name="T5"> </text:span><text:span text:style-name="T6">CHIAVE ESTER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0T16:19:29.67</meta:creation-date>
    <dc:date>2012-11-24T18:26:36.12</dc:date>
    <meta:editing-duration>PT38M49S</meta:editing-duration>
    <meta:editing-cycles>5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35" meta:word-count="85" meta:character-count="2225" meta:non-whitespace-character-count="2174"/>
  </office:meta>
</office:document-meta>
</file>